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10pt" fo:font-weight="normal" officeooo:paragraph-rsid="0161850f" style:font-size-asian="10pt" style:font-weight-asian="normal" style:font-name-complex="Arial Narrow" style:font-size-complex="10pt" style:font-weight-complex="normal"/>
    </style:style>
    <style:style style:name="P19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3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4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5" style:family="paragraph" style:parent-style-name="Standard">
      <style:text-properties officeooo:paragraph-rsid="001c9f96"/>
    </style:style>
    <style:style style:name="P26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7" style:family="paragraph" style:parent-style-name="Standard">
      <style:text-properties officeooo:paragraph-rsid="01fa5fa1"/>
    </style:style>
    <style:style style:name="P28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9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7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8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9" style:family="paragraph" style:parent-style-name="Text_20_body">
      <style:paragraph-properties fo:break-before="auto" fo:break-after="auto"/>
    </style:style>
    <style:style style:name="P40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7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1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4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5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6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</text:user-field-decls>
      <text:p text:style-name="P38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TERMO DE RESCISÃO DE CONTRATO DE TRABALHO - TRCT</text:p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4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3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3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7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7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7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7"><text:user-field-get text:name="py3o.object.company_id.zip">object.company_id.zip</text:user-field-get></text:p>
          </table:table-cell>
          <table:table-cell table:style-name="Table1.D4" office:value-type="string">
            <text:p text:style-name="P31">08 CNAE</text:p>
            <text:p text:style-name="P31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0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16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5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1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2">15 UF<text:span text:style-name="T13"> </text:span></text:p>
            <text:p text:style-name="P24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0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categoria_contrato">categoria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3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3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18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data_aviso_previo_fmt">object.data_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17"><text:user-field-get text:name="py3o.object.data_afastamento_fmt">object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struct_id.tipo_afastamento_cef">object.struct_id.tipo_afastamento_cef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20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2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20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2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20">Rubricas</text:p>
          </table:table-cell>
          <table:covered-table-cell/>
          <table:covered-table-cell/>
          <table:table-cell table:style-name="Table4.N18" office:value-type="string">
            <text:p text:style-name="P22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7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50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1"><text:user-field-get text:name="py3o.line.one.valor_fmt">line.one.valor_fmt</text:user-field-get></text:p>
          </table:table-cell>
          <table:covered-table-cell/>
          <table:table-cell table:style-name="Table4.F20" table:number-columns-spanned="4" office:value-type="string">
            <text:p text:style-name="P49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7"><text:user-field-get text:name="py3o.line.two.valor_fmt">line.two.valor_fmt</text:user-field-get></text:p>
          </table:table-cell>
          <table:table-cell table:style-name="Table4.K20" table:number-columns-spanned="3" office:value-type="string">
            <text:p text:style-name="P48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7"><text:user-field-get text:name="py3o.line.three.valor_fmt">line.three.valor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6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2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4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8">TOTAL RESCISÓRIO BRUTO (R$)</text:p>
          </table:table-cell>
          <table:covered-table-cell/>
          <table:covered-table-cell/>
          <table:table-cell table:style-name="Table4.K25" office:value-type="string">
            <text:p text:style-name="P54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2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20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2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20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2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20">Desconto</text:p>
          </table:table-cell>
          <table:covered-table-cell/>
          <table:covered-table-cell/>
          <table:table-cell table:style-name="Table4.N29" office:value-type="string">
            <text:p text:style-name="P22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5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50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51"><text:user-field-get text:name="py3o.line.one.valor_fmt">line.one.valor_fmt</text:user-field-get></text:p>
          </table:table-cell>
          <table:covered-table-cell/>
          <table:table-cell table:style-name="Table4.F31" table:number-columns-spanned="4" office:value-type="string">
            <text:p text:style-name="P49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7"><text:user-field-get text:name="py3o.line.two.valor_fmt">line.two.valor_fmt</text:user-field-get></text:p>
          </table:table-cell>
          <table:table-cell table:style-name="Table4.K31" table:number-columns-spanned="3" office:value-type="string">
            <text:p text:style-name="P48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7"><text:user-field-get text:name="py3o.line.three.valor_fmt">line.three.valor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5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41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8"/>
          </table:table-cell>
          <table:covered-table-cell/>
          <table:covered-table-cell/>
          <table:table-cell table:style-name="Table4.D35" table:number-columns-spanned="2" office:value-type="string">
            <text:p text:style-name="P45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3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6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7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5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9" table:number-columns-spanned="14" office:value-type="string">
            <text:p text:style-name="P25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5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9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3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6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5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9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0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02T17:35:11.935672701</dc:date>
    <meta:editing-duration>P5DT15H53M24S</meta:editing-duration>
    <meta:editing-cycles>462</meta:editing-cycles>
    <meta:generator>LibreOffice/5.1.6.2$Linux_X86_64 LibreOffice_project/10m0$Build-2</meta:generator>
    <meta:document-statistic meta:table-count="4" meta:image-count="0" meta:object-count="0" meta:page-count="2" meta:paragraph-count="134" meta:word-count="396" meta:character-count="3611" meta:non-whitespace-character-count="3347"/>
    <meta:user-defined meta:name="decimal_separator">,</meta:user-defined>
    <meta:user-defined meta:name="digit_separator">.</meta:user-defined>
    <meta:user-defined meta:name="float_format">"%.2f"</meta:user-defined>
  </office:meta>
</office:document-meta>
</file>